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400000024D065DF4C96311F40.png" manifest:media-type="image/png"/>
  <manifest:file-entry manifest:full-path="Pictures/100000000000012C000000A820C8694F9B818D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arial" svg:font-family="arial, sans-serif"/>
    <style:font-face style:name="Lohit Gujarati" svg:font-family="'Lohit Gujara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fo:break-before="column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1.254cm"/>
    </style:style>
    <style:style style:name="Table1.C" style:family="table-column">
      <style:table-column-properties style:column-width="3.552cm"/>
    </style:style>
    <style:style style:name="Table1.D" style:family="table-column">
      <style:table-column-properties style:column-width="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99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9e2a9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9" style:family="paragraph" style:parent-style-name="Table_20_Contents">
      <style:text-properties officeooo:paragraph-rsid="0049b970"/>
    </style:style>
    <style:style style:name="P3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2pt" style:font-size-asian="12pt" style:font-size-complex="12pt"/>
    </style:style>
    <style:style style:name="P44" style:family="paragraph" style:parent-style-name="Standard">
      <style:text-properties officeooo:paragraph-rsid="0049b970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P47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07cm" officeooo:paragraph-rsid="0049b970" style:font-size-asian="10pt" style:font-name-complex="Lucida Sans" style:font-size-complex="10pt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10pt" fo:letter-spacing="-0.007cm" officeooo:paragraph-rsid="00948fc3" style:font-size-asian="10pt" style:font-name-complex="Lucida Sans" style:font-size-complex="10pt"/>
    </style:style>
    <style:style style:name="P57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officeooo:paragraph-rsid="0094c87b" style:font-size-asian="10pt" style:font-name-complex="Lucida Sans" style:font-size-complex="10pt"/>
    </style:style>
    <style:style style:name="P58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10pt" fo:letter-spacing="-0.007cm" style:font-size-asian="10pt" style:font-name-complex="Lucida Sans" style:font-size-complex="10pt"/>
    </style:style>
    <style:style style:name="P5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01398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a01398" style:font-size-asian="9pt" style:font-size-complex="9pt"/>
    </style:style>
    <style:style style:name="P6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a0139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Table_20_Contents">
      <style:text-properties officeooo:rsid="009fdd52" officeooo:paragraph-rsid="009fdd52"/>
    </style:style>
    <style:style style:name="T1" style:family="text">
      <style:text-properties fo:font-size="6pt" officeooo:rsid="002568f2" style:font-size-asian="6pt" style:font-size-complex="6pt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c3d3e" style:font-style-asian="normal" style:font-style-complex="normal"/>
    </style:style>
    <style:style style:name="T33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34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T35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T36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color="#000000" fo:letter-spacing="-0.007cm" fo:font-style="normal" style:font-style-asian="normal" style:font-style-complex="normal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letter-spacing="-0.012cm"/>
    </style:style>
    <style:style style:name="T5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letter-spacing="-0.012cm" fo:font-style="normal" officeooo:rsid="0044122e" style:font-style-asian="normal" style:font-style-complex="normal"/>
    </style:style>
    <style:style style:name="T54" style:family="text">
      <style:text-properties fo:letter-spacing="-0.012cm" fo:font-style="normal" officeooo:rsid="003a4e71" style:font-style-asian="normal" style:font-style-complex="normal"/>
    </style:style>
    <style:style style:name="T55" style:family="text">
      <style:text-properties fo:letter-spacing="-0.012cm" fo:font-weight="bold" style:font-weight-asian="bold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8" style:family="text">
      <style:text-properties fo:letter-spacing="-0.014cm" fo:font-weight="bold" style:font-weight-asian="bold" style:font-weight-complex="bold"/>
    </style:style>
    <style:style style:name="T59" style:family="text">
      <style:text-properties fo:letter-spacing="-0.004cm" fo:font-weight="bold" style:font-weight-asian="bold" style:font-weight-complex="bold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officeooo:rsid="00eea20c"/>
    </style:style>
    <style:style style:name="T63" style:family="text">
      <style:text-properties officeooo:rsid="00f41eb7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</table:table-row>
        <table:table-row table:style-name="Table1.2">
          <table:table-cell table:style-name="Table1.A2" office:value-type="string">
            <text:p text:style-name="P56"><text:text-input text:description="&lt;formatLang(line.product_uom_qty)&gt;">25,45</text:text-input></text:p>
          </table:table-cell>
          <table:table-cell table:style-name="Table1.A2" office:value-type="string">
            <text:p text:style-name="P55"><text:placeholder text:placeholder-type="text">&lt;line.name&gt;</text:placeholder></text:p>
          </table:table-cell>
          <table:table-cell table:style-name="Table1.A2" office:value-type="string">
            <text:p text:style-name="P57"><text:text-input text:description="&lt;formatLang(line.printed_price_unit*1.21)&gt;">9.999,50</text:text-input></text:p>
          </table:table-cell>
          <table:table-cell table:style-name="Table1.A2" office:value-type="string">
            <text:p text:style-name="P58"><text:text-input text:description="&lt;formatLang(line.printed_price_subtotal*1.21)&gt;">99.999,50</text:text-input></text:p>
          </table:table-cell>
        </table:table-row>
        <table:table-row table:style-name="Table1.3"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><text:text-input text:description="&lt;/for&gt;">End For</text:text-input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arial" svg:font-family="arial, sans-serif"/>
    <style:font-face style:name="Lohit Gujarati" svg:font-family="'Lohit Gujarat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399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01cm" fo:margin-bottom="0cm" table:align="left"/>
    </style:style>
    <style:style style:name="Tabla2.A" style:family="table-column">
      <style:table-column-properties style:column-width="2cm"/>
    </style:style>
    <style:style style:name="Tabla2.B" style:family="table-column">
      <style:table-column-properties style:column-width="11.248cm"/>
    </style:style>
    <style:style style:name="Tabla2.C" style:family="table-column">
      <style:table-column-properties style:column-width="3.542cm"/>
    </style:style>
    <style:style style:name="Tabla2.D" style:family="table-column">
      <style:table-column-properties style:column-width="2.011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ohit Gujarati" fo:font-size="9pt" officeooo:paragraph-rsid="00a01398" style:font-size-asian="9pt" style:font-size-complex="9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2222" style:text-position="-5% 100%" style:font-name="Lohit Gujarati" fo:font-size="9pt" fo:letter-spacing="normal" fo:font-style="normal" style:text-underline-style="none" fo:font-weight="normal" officeooo:rsid="00f41eb7" officeooo:paragraph-rsid="00a0139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01398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style:text-autospace="none"/>
      <style:text-properties fo:font-variant="normal" fo:text-transform="none" fo:color="#222222" style:text-position="-5% 100%" style:font-name="arial" fo:font-size="9.75pt" fo:letter-spacing="normal" fo:font-style="normal" style:text-underline-style="none" fo:font-weight="normal" officeooo:paragraph-rsid="009e2a9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Table_20_Contents">
      <style:text-properties officeooo:rsid="009fdd52" officeooo:paragraph-rsid="009fdd52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b2dab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b2dab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948fc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94c87b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normal" style:font-size-asian="10pt" style:font-weight-asian="normal" style:font-name-complex="Lucida Sans" style:font-size-complex="10pt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normal" style:font-size-asian="10pt" style:font-weight-asian="normal" style:font-name-complex="Lucida Sans" style:font-size-complex="10pt" style:font-weight-complex="normal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font-weight="bold" style:font-size-asian="10pt" style:font-weight-asian="bold" style:font-name-complex="Lucida Sans" style:font-size-complex="10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0pt" fo:letter-spacing="-0.016cm" fo:font-weight="bold" style:font-size-asian="10pt" style:font-weight-asian="bold" style:font-name-complex="Lucida Sans" style:font-size-complex="10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size="6pt" officeooo:rsid="002568f2" style:font-size-asian="6pt" style:font-size-complex="6pt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officeooo:rsid="00eea20c"/>
    </style:style>
    <style:style style:name="MT9" style:family="text">
      <style:text-properties officeooo:rsid="00f41eb7"/>
    </style:style>
    <style:style style:name="MT10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style:font-size-asian="9pt" style:font-style-asian="normal" style:font-name-complex="Lucida Sans" style:font-size-complex="9pt" style:font-style-complex="normal"/>
    </style:style>
    <style:style style:name="MT11" style:family="text">
      <style:text-properties fo:font-variant="normal" fo:text-transform="none" fo:color="#222222" style:text-position="-5% 100%" style:font-name="Lohit Gujarati" fo:font-size="9pt" fo:letter-spacing="normal" fo:font-style="normal" style:text-underline-style="none" officeooo:rsid="00f41eb7" style:font-size-asian="9pt" style:font-style-asian="normal" style:font-name-complex="Lucida Sans" style:font-size-complex="9pt" style:font-style-complex="normal"/>
    </style:style>
    <style:style style:name="MT12" style:family="text">
      <style:text-properties fo:font-variant="normal" fo:text-transform="none" fo:color="#222222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3" style:family="text">
      <style:text-properties fo:font-variant="normal" fo:text-transform="none" fo:color="#1155cc" style:text-position="-5% 100%" style:font-name="arial" fo:font-size="9.75pt" fo:letter-spacing="normal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letter-spacing="-0.012cm" fo:font-style="normal" officeooo:rsid="0044122e" style:font-style-asian="normal" style:font-style-complex="normal"/>
    </style:style>
    <style:style style:name="MT44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5" style:family="text">
      <style:text-properties fo:letter-spacing="-0.014cm" fo:font-weight="bold" style:font-weight-asian="bold" style:font-weight-complex="bold"/>
    </style:style>
    <style:style style:name="MT46" style:family="text">
      <style:text-properties fo:letter-spacing="-0.012cm" fo:font-weight="bold" style:font-weight-asian="bold" style:font-weight-complex="bold"/>
    </style:style>
    <style:style style:name="MT47" style:family="text">
      <style:text-properties fo:letter-spacing="-0.012cm" fo:font-style="normal" officeooo:rsid="003a4e71" style:font-style-asian="normal" style:font-style-complex="normal"/>
    </style:style>
    <style:style style:name="MT48" style:family="text">
      <style:text-properties fo:letter-spacing="-0.012cm"/>
    </style:style>
    <style:style style:name="MT49" style:family="text">
      <style:text-properties fo:letter-spacing="-0.004cm" fo:font-weight="bold" style:font-weight-asian="bold" style:font-weight-complex="bold"/>
    </style:style>
    <style:style style:name="M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Graphics">
      <style:graphic-properties style:vertical-pos="from-top" style:horizontal-pos="from-left" style:horizontal-rel="paragraph" style:mirror="none" fo:clip="rect(0cm, 1.579cm, 0cm, 1.305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64,size_y=78,hold_ratio=True)" text:anchor-type="paragraph" svg:x="-0.011cm" svg:y="-0.771cm" draw:z-index="0"><draw:text-box fo:min-height="1.401cm" fo:min-width="5.78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<text:s/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<text:s/><text:span text:style-name="MT3"><text:text-input text:description="&lt;/if&gt;">end if</text:text-input></text:span><text:span text:style-name="MT3"><text:s/>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0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>Juan Bautista Alberdi 4030<text:span text:style-name="MT8"> </text:span><draw:frame draw:style-name="Mfr3" draw:name="Imagen1" text:anchor-type="as-char" svg:y="-0.238cm" svg:width="0.351cm" svg:height="0.309cm" draw:z-index="4"><draw:image xlink:href="Pictures/100000000000012C000000A820C8694F9B818D0D.png" xlink:type="simple" xlink:show="embed" xlink:actuate="onLoad" loext:mime-type="image/png"/></draw:frame><text:s/><text:span text:style-name="MT9">11 5181 1424</text:span></text:p>
              <text:p text:style-name="MP11">Av. Pedro B. Palacios 961</text:p>
              <text:p text:style-name="MP12"><text:span text:style-name="MT10">Av. Gaona 1702 | 4469-0419 </text:span><text:span text:style-name="MT10"><draw:frame draw:style-name="Mfr3" draw:name="Imagen3" text:anchor-type="as-char" svg:y="-0.238cm" svg:width="0.351cm" svg:height="0.309cm" draw:z-index="3"><draw:image xlink:href="Pictures/100000000000012C000000A820C8694F9B818D0D.png" xlink:type="simple" xlink:show="embed" xlink:actuate="onLoad" loext:mime-type="image/png"/></draw:frame></text:span><text:span text:style-name="MT10"><text:s/></text:span><text:span text:style-name="MT11">11 3648 1043</text:span></text:p>
              <text:p text:style-name="MP12"><text:span text:style-name="MT12"><text:line-break/></text:span><text:a xlink:type="simple" xlink:href="http://www.ramosrevestimientos.com/" office:target-frame-name="_blank" xlink:show="new" text:style-name="Internet_20_link" text:visited-style-name="Visited_20_Internet_20_Link"><text:span text:style-name="MT13">www.ramosrevestimientos.com</text:span></text:a></text:p>
              <text:p text:style-name="MP13"><draw:frame draw:style-name="Mfr4" draw:name="Imagen2" text:anchor-type="paragraph" svg:x="0.332cm" svg:y="0.053cm" svg:width="0.328cm" svg:height="0.328cm" draw:z-index="2"><draw:image xlink:href="Pictures/100002010000002400000024D065DF4C96311F40.png" xlink:type="simple" xlink:show="embed" xlink:actuate="onLoad" loext:mime-type="image/png"/></draw:frame><text:s text:c="7"/>/RamosRevestimientos</text:p>
              <text:p text:style-name="MP14"/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<text:text-input text:description="&lt;o.partner_id.commercial_partner_id.document_type_id.name&gt;">CUIT</text:text-input></text:span><text:span text:style-name="MT36">:</text:span><text:span text:style-name="MT37"> </text:span><text:span text:style-name="MT37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  <text:p text:style-name="MP33"><text:span text:style-name="MT42"><text:placeholder text:placeholder-type="text">&lt;if test="print_validity"&gt;</text:placeholder></text:span><text:span text:style-name="MT43">Válido Hasta</text:span>: <text:span text:style-name="MT44"><text:text-input text:description="&lt;formatLang(o.date_validity,date=True)&gt;">fecha</text:text-input></text:span><text:span text:style-name="MT45"><text:s/></text:span><text:span text:style-name="MT46"><text:placeholder text:placeholder-type="text">&lt;/if&gt;</text:placeholder></text:span></text:p>
              <text:p text:style-name="MP34"><text:span text:style-name="MT47">Referencia</text:span><text:span text:style-name="MT48">:</text:span><text:span text:style-name="MT49"> </text:span><text:span text:style-name="MT50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5"><text:span text:style-name="MT51"><text:text-input text:description="&lt;if test=&quot;print_commercial&quot;&gt;">IF2</text:text-input></text:span><text:span text:style-name="MT52">Comercial</text:span><text:span text:style-name="MT53">:</text:span><text:span text:style-name="MT54"> </text:span><text:span text:style-name="MT55"><text:text-input text:description="&lt;o.user_id.name&gt;">Roberto Ramirez</text:text-input></text:span><text:span text:style-name="MT56"><text:text-input text:description="&lt;/if&gt;">&lt;/if&gt;</text:text-input></text:span></text:p>
              <text:p text:style-name="MP36"><text:span text:style-name="MT52">Doc. Origen</text:span><text:span text:style-name="MT57">:</text:span><text:span text:style-name="MT58"> </text:span><text:span text:style-name="MT5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Cantidad</text:p>
            </table:table-cell>
            <table:table-cell table:style-name="Tabla2.A1" office:value-type="string">
              <text:p text:style-name="MP38">Descripción</text:p>
            </table:table-cell>
            <table:table-cell table:style-name="Tabla2.C1" office:value-type="string">
              <text:p text:style-name="MP39">P. Unitario</text:p>
            </table:table-cell>
            <table:table-cell table:style-name="Tabla2.D1" office:value-type="string">
              <text:p text:style-name="MP38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1"><text:span text:style-name="MT59">OBSERVACIONES</text:span>: <text:span text:style-name="MT60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2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amount_total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4"/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/>
            </table:table-cell>
            <table:table-cell table:style-name="Tabla6.F3" office:value-type="string">
              <text:p text:style-name="MP46"/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7"/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/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30T18:03:56.496136574</dc:date>
    <meta:editing-duration>P1DT22H26M17S</meta:editing-duration>
    <meta:editing-cycles>381</meta:editing-cycles>
    <meta:generator>LibreOffice/6.4.6.2$Linux_X86_64 LibreOffice_project/40$Build-2</meta:generator>
    <meta:document-statistic meta:table-count="6" meta:image-count="3" meta:object-count="0" meta:page-count="1" meta:paragraph-count="46" meta:word-count="231" meta:character-count="1311" meta:non-whitespace-character-count="1227"/>
  </office:meta>
</office:document-meta>
</file>